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dc66f" officeooo:paragraph-rsid="002dc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zenie się o A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6T18:33:28.142229472</dc:date>
    <meta:editing-duration>PT16H11M3S</meta:editing-duration>
    <meta:editing-cycles>17</meta:editing-cycles>
    <meta:document-statistic meta:table-count="0" meta:image-count="0" meta:object-count="0" meta:page-count="1" meta:paragraph-count="1" meta:word-count="4" meta:character-count="18" meta:non-whitespace-character-count="15"/>
  </office:meta>
</office:document-meta>
</file>